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19dbe6" officeooo:paragraph-rsid="0019dbe6"/>
    </style:style>
    <style:style style:name="P2" style:family="paragraph" style:parent-style-name="Standard">
      <style:paragraph-properties style:text-autospace="none"/>
      <style:text-properties style:font-name="Consolas" fo:font-size="10pt" fo:language="en" fo:country="US" fo:font-weight="normal" officeooo:paragraph-rsid="001a8b66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style:text-autospace="none"/>
      <style:text-properties style:font-name="Consolas" fo:font-weight="normal" officeooo:paragraph-rsid="001a8b66" style:font-weight-asian="normal" style:font-weight-complex="normal"/>
    </style:style>
    <style:style style:name="P4" style:family="paragraph" style:parent-style-name="Standard">
      <style:paragraph-properties style:text-autospace="none"/>
      <style:text-properties style:font-name="Bitstream Vera Sans Mono" fo:font-size="12pt" officeooo:rsid="001c1f4c" officeooo:paragraph-rsid="001c1f4c" style:font-size-asian="12pt" style:font-size-complex="12pt"/>
    </style:style>
    <style:style style:name="P5" style:family="paragraph" style:parent-style-name="Standard">
      <style:paragraph-properties style:text-autospace="none"/>
      <style:text-properties style:font-name="Bitstream Vera Sans Mono" fo:font-size="12pt" officeooo:rsid="001eada0" officeooo:paragraph-rsid="001eada0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Bitstream Vera Sans Mono" fo:font-size="12pt" officeooo:rsid="001c1f4c" officeooo:paragraph-rsid="001c1f4c" style:font-size-asian="12pt" style:font-name-complex="Courier New" style:font-size-complex="12pt"/>
    </style:style>
    <style:style style:name="P7" style:family="paragraph" style:parent-style-name="Standard">
      <style:paragraph-properties style:text-autospace="none"/>
      <style:text-properties style:font-name="Bitstream Vera Sans Mono" fo:font-size="10pt" officeooo:rsid="0019dbe6" officeooo:paragraph-rsid="001a8b66" style:font-size-asian="10pt" style:font-name-complex="Courier New" style:font-size-complex="10pt"/>
    </style:style>
    <style:style style:name="P8" style:family="paragraph" style:parent-style-name="Standard">
      <style:paragraph-properties style:text-autospace="none"/>
      <style:text-properties fo:font-size="10pt" fo:language="en" fo:country="US" fo:font-style="italic" fo:font-weight="bold" officeooo:paragraph-rsid="001a8b66" style:font-size-asian="10pt" style:font-style-asian="italic" style:font-weight-asian="bold" style:font-size-complex="10pt"/>
    </style:style>
    <style:style style:name="T1" style:family="text">
      <style:text-properties officeooo:rsid="001a8b66"/>
    </style:style>
    <style:style style:name="T2" style:family="text">
      <style:text-properties fo:font-size="10pt" fo:language="en" fo:country="US" fo:font-style="italic" style:font-size-asian="10pt" style:font-style-asian="italic" style:font-size-complex="10pt"/>
    </style:style>
    <style:style style:name="T3" style:family="text">
      <style:text-properties fo:font-size="10pt" fo:language="en" fo:country="US" fo:font-style="italic" officeooo:rsid="001a8b66" style:font-size-asian="10pt" style:font-style-asian="italic" style:font-size-complex="10pt"/>
    </style:style>
    <style:style style:name="T4" style:family="text">
      <style:text-properties fo:font-size="10pt" fo:language="en" fo:country="US" fo:font-style="italic" officeooo:rsid="001a8b66" style:font-size-asian="10pt" style:font-style-asian="italic" style:font-size-complex="10pt" style:font-style-complex="italic"/>
    </style:style>
    <style:style style:name="T5" style:family="text">
      <style:text-properties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6" style:family="text">
      <style:text-properties fo:font-size="10pt" fo:language="en" fo:country="US" fo:font-style="italic" officeooo:rsid="001a8b66" style:font-size-asian="10pt" style:font-style-asian="italic" style:font-name-complex="Courier New" style:font-size-complex="10pt" style:font-style-complex="italic"/>
    </style:style>
    <style:style style:name="T7" style:family="text">
      <style:text-properties fo:font-size="10pt" fo:language="en" fo:country="US" style:font-size-asian="10pt" style:font-name-complex="Courier New" style:font-size-complex="10pt"/>
    </style:style>
    <style:style style:name="T8" style:family="text">
      <style:text-properties fo:font-size="10pt" fo:language="en" fo:country="US" officeooo:rsid="001a8b66" style:font-size-asian="10pt" style:font-name-complex="Courier New" style:font-size-complex="10pt"/>
    </style:style>
    <style:style style:name="T9" style:family="text">
      <style:text-properties fo:font-size="10pt" fo:language="en" fo:country="US" style:font-name-asian="Courier New" style:font-size-asian="10pt" style:font-name-complex="Courier New" style:font-size-complex="10pt"/>
    </style:style>
    <style:style style:name="T10" style:family="text">
      <style:text-properties fo:font-size="10pt" fo:language="en" fo:country="US" fo:font-style="normal" officeooo:rsid="001a8b66" style:font-size-asian="10pt" style:font-style-asian="normal" style:font-size-complex="10pt" style:font-style-complex="normal"/>
    </style:style>
    <style:style style:name="T11" style:family="text">
      <style:text-properties fo:font-weight="bold" officeooo:rsid="001a8b66" style:font-weight-asian="bold" style:font-weight-complex="bold"/>
    </style:style>
    <style:style style:name="T12" style:family="text">
      <style:text-properties fo:font-weight="normal" officeooo:rsid="001c1f4c" style:font-weight-asian="normal" style:font-weight-complex="normal"/>
    </style:style>
    <style:style style:name="T13" style:family="text">
      <style:text-properties officeooo:rsid="001c1f4c"/>
    </style:style>
    <style:style style:name="T14" style:family="text">
      <style:text-properties officeooo:rsid="001ca5ba"/>
    </style:style>
    <style:style style:name="T15" style:family="text">
      <style:text-properties style:font-name-complex="Courier New"/>
    </style:style>
    <style:style style:name="T16" style:family="text">
      <style:text-properties officeooo:rsid="0019dbe6" style:font-name-complex="Courier New"/>
    </style:style>
    <style:style style:name="T17" style:family="text">
      <style:text-properties officeooo:rsid="0020555a" style:font-name-complex="Courier New"/>
    </style:style>
    <style:style style:name="T18" style:family="text">
      <style:text-properties officeooo:rsid="00215f0a" style:font-name-complex="Courier New"/>
    </style:style>
    <style:style style:name="T19" style:family="text">
      <style:text-properties officeooo:rsid="002397a3" style:font-name-complex="Courier New"/>
    </style:style>
    <style:style style:name="T20" style:family="text">
      <style:text-properties officeooo:rsid="00215f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(IF688), 2017.2</text:p>
      <text:p text:style-name="P1">3 de Outubro de 2017</text:p>
      <text:p text:style-name="P1">Prof. Marcelo d’Amorim</text:p>
      <text:p text:style-name="P1"/>
      <text:p text:style-name="P1">1. Explique <text:span text:style-name="T13">que</text:span> tipos de erros o analisador léxico, sintático, e semântico capturam durante a fase de análise d<text:span text:style-name="T13">e uma</text:span> compilaç<text:span text:style-name="T13">ão. Mostre </text:span>exemplos.</text:p>
      <text:p text:style-name="P1"/>
      <text:p text:style-name="P1">2. A gramática abaixo permite que expressões booleanas e inteiras sejam “misturadas”. <text:s/><text:span text:style-name="T14">Por exemplo,</text:span> <text:span text:style-name="T14">a </text:span>construção “x + true == <text:span text:style-name="T20">false</text:span>” <text:span text:style-name="T14">é sintaticamente válida.</text:span> <text:s/>Explique como vc. faria para proibir estas construções <text:span text:style-name="T14">no analisador sintático e/ou no analisador semântico.</text:span></text:p>
      <text:p text:style-name="P1"/>
      <text:p text:style-name="P1">Exp := Id | Exp == Exp | Exp + Exp | true | false</text:p>
      <text:p text:style-name="P1"/>
      <text:p text:style-name="P1">3. <text:span text:style-name="T1">Considerando a gramática abaixo, construa a árvore concreta e a árvore abstrata para a string </text:span><text:span text:style-name="T11">x = 10; if x &gt; 5 then x = x + 1 else x = 5</text:span><text:span text:style-name="T12">. </text:span></text:p>
      <text:p text:style-name="P1"/>
      <text:p text:style-name="P3"><text:span text:style-name="T5">Program</text:span><text:span text:style-name="T7"> :</text:span><text:span text:style-name="T8">=</text:span><text:span text:style-name="T7"> </text:span><text:span text:style-name="T5">Program</text:span><text:span text:style-name="T7"> ";" </text:span><text:span text:style-name="T5">Statement</text:span><text:span text:style-name="T7"> <text:s text:c="39"/></text:span></text:p>
      <text:p text:style-name="P3"><text:span text:style-name="T9"><text:s text:c="11"/></text:span><text:span text:style-name="T7">| </text:span><text:span text:style-name="T5">Statement</text:span><text:span text:style-name="T7"> <text:s text:c="46"/></text:span></text:p>
      <text:p text:style-name="P2"/>
      <text:p text:style-name="P3"><text:span text:style-name="T7">Statement :</text:span><text:span text:style-name="T8">=</text:span><text:span text:style-name="T7"> "if" </text:span><text:span text:style-name="T5">Expression</text:span><text:span text:style-name="T7"> "then" </text:span><text:span text:style-name="T5">Statement</text:span><text:span text:style-name="T7"> "else" </text:span><text:span text:style-name="T5">Statement</text:span><text:span text:style-name="T7"> <text:s text:c="14"/></text:span></text:p>
      <text:p text:style-name="P3"><text:span text:style-name="T9"><text:s text:c="11"/></text:span><text:span text:style-name="T7">| IDENTIFIER "=" </text:span><text:span text:style-name="T5">Expression</text:span><text:span text:style-name="T7"> <text:s text:c="31"/></text:span></text:p>
      <text:p text:style-name="P2"/>
      <text:p text:style-name="P3"><text:span text:style-name="T5">Expression</text:span><text:span text:style-name="T7"> :</text:span><text:span text:style-name="T8">=</text:span><text:span text:style-name="T7"> IDENTIFIER <text:s text:c="51"/></text:span></text:p>
      <text:p text:style-name="P3"><text:span text:style-name="T9"><text:s text:c="12"/></text:span><text:span text:style-name="T7">| NUMBER <text:s text:c="48"/></text:span></text:p>
      <text:p text:style-name="P3"><text:span text:style-name="T9"><text:s text:c="12"/></text:span><text:span text:style-name="T7">| </text:span><text:span text:style-name="T6">Expression</text:span><text:span text:style-name="T7"> "+" </text:span><text:span text:style-name="T5">Expression</text:span><text:span text:style-name="T7"> </text:span><text:span text:style-name="T2"><text:s text:c="43"/></text:span><text:span text:style-name="T3"><text:s text:c="31"/></text:span></text:p>
      <text:p text:style-name="P3"><text:span text:style-name="T3"><text:s text:c="12"/>| </text:span><text:span text:style-name="T4">Expression</text:span><text:span text:style-name="T10"> “&gt;” </text:span><text:span text:style-name="T4">Expression</text:span><text:span text:style-name="T3"> <text:s text:c="26"/></text:span></text:p>
      <text:p text:style-name="P8"/>
      <text:p text:style-name="P7"/>
      <text:p text:style-name="P4"><text:span text:style-name="T16">4. </text:span><text:span text:style-name="T15">Escreva um parser recursivo descendente na linguagem de sua preferência para a gramática acima. </text:span><text:span text:style-name="T19">Modifique a gramática, se necessário.</text:span></text:p>
      <text:p text:style-name="P6"/>
      <text:p text:style-name="P5"><text:span text:style-name="T15">5. </text:span><text:span text:style-name="T18">Indique</text:span><text:span text:style-name="T15"> vantagens e desvantages de se usar uma linguagem com checagem de tipos estática (como Java ou C) e vantagens e devantagens de se usar </text:span><text:span text:style-name="T17">uma linguagem com </text:span><text:span text:style-name="T15">checagem de tipos dinâmica (como JavaScript ou Pyth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8:26:16.820405919</meta:creation-date>
    <dc:date>2017-10-03T11:24:02.165973229</dc:date>
    <meta:editing-duration>PT33M4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0" meta:character-count="1639" meta:non-whitespace-character-count="1048"/>
  </office:meta>
</office:document-meta>
</file>